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fo:background-color="#FFC000"/>
    </style:style>
    <style:style style:name="P7" style:parent-style-name="Standard" style:family="paragraph">
      <style:paragraph-properties fo:text-align="justify" fo:background-color="#FFC000"/>
    </style:style>
    <style:style style:name="P8" style:parent-style-name="Standard" style:family="paragraph">
      <style:paragraph-properties fo:text-align="justify" fo:background-color="#FFC000"/>
    </style:style>
    <style:style style:name="P9" style:parent-style-name="Standard" style:family="paragraph">
      <style:paragraph-properties fo:text-align="justify" fo:background-color="#FFC000"/>
    </style:style>
    <style:style style:name="P10" style:parent-style-name="Standard" style:family="paragraph">
      <style:paragraph-properties fo:text-align="justify" fo:background-color="#FFC000"/>
    </style:style>
    <style:style style:name="P11" style:parent-style-name="Standard" style:family="paragraph">
      <style:paragraph-properties fo:text-align="justify" fo:background-color="#FFC000"/>
    </style:style>
    <style:style style:name="P12" style:parent-style-name="Standard" style:family="paragraph">
      <style:paragraph-properties fo:text-align="justify" fo:background-color="#FFC000"/>
    </style:style>
    <style:style style:name="P13" style:parent-style-name="Standard" style:family="paragraph">
      <style:paragraph-properties fo:text-align="justify" fo:background-color="#FFC000"/>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Normal" style:family="paragraph">
      <style:paragraph-properties fo:break-before="page" fo:text-align="justify"/>
      <style:text-properties fo:hyphenate="true"/>
    </style:style>
    <style:style style:name="P24" style:parent-style-name="Standard" style:family="paragraph">
      <style:paragraph-properties fo:text-align="justify" fo:background-color="#FFC000"/>
    </style:style>
    <style:style style:name="P25" style:parent-style-name="Standard" style:family="paragraph">
      <style:paragraph-properties fo:text-align="justify" fo:background-color="#FFC000"/>
    </style:style>
    <style:style style:name="P26" style:parent-style-name="Standard" style:family="paragraph">
      <style:paragraph-properties fo:text-align="justify" fo:background-color="#FFC000"/>
    </style:style>
    <style:style style:name="P27" style:parent-style-name="Standard" style:family="paragraph">
      <style:paragraph-properties fo:text-align="justify" fo:background-color="#FFC000"/>
    </style:style>
    <style:style style:name="P28" style:parent-style-name="Standard" style:family="paragraph">
      <style:paragraph-properties fo:text-align="justify" fo:background-color="#FFC000"/>
    </style:style>
    <style:style style:name="P29" style:parent-style-name="Standard" style:family="paragraph">
      <style:paragraph-properties fo:text-align="justify" fo:background-color="#FFC000"/>
    </style:style>
    <style:style style:name="P30" style:parent-style-name="Standard" style:family="paragraph">
      <style:paragraph-properties fo:text-align="justify" fo:background-color="#FFC000"/>
    </style:style>
    <style:style style:name="P31" style:parent-style-name="Standard" style:family="paragraph">
      <style:paragraph-properties fo:text-align="justify" fo:background-color="#FFC000"/>
    </style:style>
    <style:style style:name="P32" style:parent-style-name="Standard" style:family="paragraph">
      <style:paragraph-properties fo:text-align="justify" fo:background-color="#FFC000"/>
    </style:style>
    <style:style style:name="P33" style:parent-style-name="Standard" style:family="paragraph">
      <style:paragraph-properties fo:text-align="justify" fo:background-color="#FFC000"/>
    </style:style>
    <style:style style:name="P34" style:parent-style-name="Standard" style:family="paragraph">
      <style:paragraph-properties fo:text-align="justify"/>
    </style:style>
    <style:style style:name="P35" style:parent-style-name="Normal" style:family="paragraph">
      <style:paragraph-properties fo:break-before="page" fo:text-align="justify"/>
      <style:text-properties fo:hyphenate="true"/>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Normal" style:family="paragraph">
      <style:paragraph-properties fo:break-before="page" fo:text-align="justify"/>
      <style:text-properties fo:hyphenate="true"/>
    </style:style>
    <style:style style:name="P45" style:parent-style-name="Standard" style:family="paragraph">
      <style:paragraph-properties fo:text-align="justify" fo:background-color="#FFC000"/>
    </style:style>
    <style:style style:name="P46" style:parent-style-name="Standard" style:family="paragraph">
      <style:paragraph-properties fo:text-align="justify" fo:background-color="#FFC000"/>
    </style:style>
    <style:style style:name="P47" style:parent-style-name="Standard" style:family="paragraph">
      <style:paragraph-properties fo:text-align="justify" fo:background-color="#FFC000"/>
    </style:style>
    <style:style style:name="P48" style:parent-style-name="Standard" style:family="paragraph">
      <style:paragraph-properties fo:text-align="justify" fo:background-color="#FFC000"/>
    </style:style>
    <style:style style:name="P49" style:parent-style-name="Standard" style:family="paragraph">
      <style:paragraph-properties fo:text-align="justify" fo:background-color="#FFC000"/>
    </style:style>
    <style:style style:name="P50" style:parent-style-name="Standard" style:family="paragraph">
      <style:paragraph-properties fo:text-align="justify" fo:background-color="#FFC000"/>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office:automatic-styles>
  <office:body>
    <office:text text:use-soft-page-breaks="true">
      <text:p text:style-name="P1">D1 :</text:p>
      <text:p text:style-name="P2">Bonjour à tous, on va vous présenter notre projet, que nous avons décidé de nommer MakeSheet</text:p>
      <text:p text:style-name="P3">Le projet peut se diviser en deux parties : la première, un accordeur, et la seconde, un générateur de partition</text:p>
      <text:p text:style-name="P4">Dans cette<text:s/>présentation on va vous montrer ou nous en sommes aujourd’hui, avec l’appui d’une petite démonstration de notre application à l’heure actuelle, et ensuite on parlera rapidement du futur de notre projet, avec nos idées, et on évoquera aussi quelques limitations</text:p>
      <text:p text:style-name="P5"/>
      <text:p text:style-name="P6">D2:</text:p>
      <text:p text:style-name="P7">D’abord on va commencer par faire un rapide point théorique, pour que même les non-musiciens puissent suivre facilement la présentation, même sur les points plus techniques.</text:p>
      <text:p text:style-name="P8"/>
      <text:p text:style-name="P9">D3:<text:s/></text:p>
      <text:p text:style-name="P10">La partie théorie dans notre projet peut se diviser en deux parties, les notes, au sens physique avec leurs fréquences, et les partitions. Aujourd'hui nous n'avons pas encore travaillé sur la seconde partie du projet avec le générateur de partition, donc on va se concentrer sur le premier point</text:p>
      <text:p text:style-name="P11"/>
      <text:p text:style-name="P12">Dans le système occidental on utilise 12 notes : Do Ré Mi Fa Sol La Si, avec leurs altérations : Do# Mib Fa# Sol# Sib.</text:p>
      <text:p text:style-name="P13">Un ensemble de 12 notes représente ce qu’on appelle une octave, et il est possible de construire autant d’octaves que voulu simplement en multipliant ou en divisant la valeur des fréquences des notes. Si on les multiplie par 2 on obtient l’octave au-dessus, ou par 4 celle encore au-dessus, ou à l’inverse si on divise par deux on obtient celle en dessous.</text:p>
      <text:p text:style-name="P14"/>
      <text:p text:style-name="P15">D4:</text:p>
      <text:p text:style-name="P16">Pour ce projet nous n’avons pas eu de cahier des<text:s/>charges détaillé, simplement l’idée de ce qui était à réaliser, sans même savoir si c’était réalisable, du moins pour la partie génération de partition, puisqu’un accordeur c’est déjà quelque chose de répandu.<text:s/></text:p>
      <text:p text:style-name="P17"/>
      <text:p text:style-name="P18">D5:<text:s/></text:p>
      <text:p text:style-name="P19">AP tuner par exemple était l'application de référence donnée par M. Guilloux, mais il y a aussi Google qui propose son propre accordeur, mais il en existe énormément d'autres.</text:p>
      <text:p text:style-name="P20"/>
      <text:p text:style-name="P21">Pour le générateur de partition, on a commencé par aller chercher ce qui existait déjà, voir comment c’était fait, voir comment nous on pouvait le faire. On a par exemple trouvé le site piano2notes qui transforme un enregistrement audio de piano en partition. Après l’avoir testé, on a vu que le résultat était très convaincant, mais il y avait quand même un problème : le site utilise de l’intelligence artificielle, domaine auquel on n’est pas du tout formé. On a vite compris que pour arriver à obtenir une partition aussi convaincante on ne pourrait pas le faire sans intelligence artificielle, alors on a décidé d’opter pour<text:s/>une solution plus simple, quitte à générer des partitions moins détaillées, on en parlera plus en détail plus loin dans la présentation.</text:p>
      <text:p text:style-name="P22"/>
      <text:p text:style-name="P23"/>
      <text:p text:style-name="P24">D6:</text:p>
      <text:p text:style-name="P25">On va maintenant parler de notre réalisation, avec d'abord la partie backend.</text:p>
      <text:p text:style-name="P26"/>
      <text:p text:style-name="P27">D7:</text:p>
      <text:p text:style-name="P28">Le projet est entièrement réalisé en Python, puisque c’est un langage très riche en bibliothèques pour le traitement du son notamment.</text:p>
      <text:p text:style-name="P29"/>
      <text:p text:style-name="P30">La première étape est de générer les fréquences des notes d'une octave, à partir d'une note de référence, c'est le travail de la fonction "gen_octave"<text:s/>(sachant qu’un coefficient constant permet de passer d’une note à la suivante). Ensuite il y a une fonction "gen_frequences" qui fait l'appel à "gen_octave" autant de fois que d'octaves à construire. Les fréquences trouvées sont stockées dans un tableau qui regroupe des sous-tableaux d'octaves qui associent des noms de notes à leurs fréquences. Ensuite, avec ce tableau et la fréquence de la note recherchée, nous avons une fonction "find_note" qui a pour objectif de trouver à quelle note du tableau correspond la fréquence en paramètre. Si la fréquence n'est pas celle d'une note juste, la note renvoyée est la plus proche qui a été trouvée (Du moment que la fréquence est comprise dans le tableau).</text:p>
      <text:p text:style-name="P31"/>
      <text:p text:style-name="P32">D8:</text:p>
      <text:p text:style-name="P33">La dernière partie de l’accordeur dans le backend concerne<text:s/>l’envoi en direct du flux audio pour trouver la note en temps réel, la variable fréquence du schéma précédent, et c'est clairement ce qui été le plus difficile. On a d'abord commencé par récupérer le flux audio en direct, avec la librairie pyAudio, et de<text:s/>traiter les échantillons. Pour faire ce traitement on utilise la FFT (pour Fast Fourier Transform). Derrière la FFT il y a beaucoup de concepts mathématiques complexes, mais pour faire simple cela permet d'obtenir une fréquence en Hertz à partir d'un signal. Mais nous n'avons pas réussi à faire fonctionner le programme avec cette méthode, donc nous avons ajouté une étape intermédiaire : l'enregistrement de l'échantillon dans un fichier .wav, qui était ensuite lu (avec la librairie soundfile) pour y appliquer la FFT. Avec cette méthode nous avons réussi, donc c'est la solution que nous avons retenu, d'autant plus que cela n'a pas trop impacté la réactivité, même si ce n'est peut-être pas optimal.</text:p>
      <text:p text:style-name="P34"/>
      <text:p text:style-name="P35"/>
      <text:p text:style-name="P36">D9:<text:s/></text:p>
      <text:p text:style-name="P37">On va maintenant parler de la partie frontend de notre application.<text:s/></text:p>
      <text:p text:style-name="P38">Le frontend en Python a été une totale découverte. Il a donc fallu un petit temps le temps de se familiariser avec la syntaxe de la bibliothèque Tkinker (bibliothèque qui semblait la plus simple et la plus répandue parmi toutes celles qui existent).<text:s/></text:p>
      <text:p text:style-name="P39"/>
      <text:p text:style-name="P40">L'application comportera 4 pages : l’accueil, l’accordeur et la partition, et la page de paramètre.</text:p>
      <text:p text:style-name="P41">Nous avons commencé par la page de l’accordeur, nous n'avons pas accordé trop d'importance à l'esthétique pour l'instant. La première étape réalisée a été de relier le back et le front notamment avec la création des boutons lancer et stopper.<text:s/>Quelques adaptations ont dû être faites pour pouvoir récupérer tous les élément nécessaire à l’affichage.<text:s/></text:p>
      <text:p text:style-name="P42">On peut faire une démonstration, par<text:s/>exemple avec la fréquence 440 Hz, qui correspond à un La3, on voit que c'est plutôt réactif et précis. Si on essaye avec une fréquence qui n'est pas juste, 450 Hz par exemple, on voit qu'une note est trouvée mais que la flèche est plus éloignée de l'axe de<text:s/>note juste.</text:p>
      <text:p text:style-name="P43">Au départ on affichait seulement la note détectée. Nous avons ensuite pensé a plusieurs possibilité comme à une barre de progression ou à un compteur. Nous avons décidé de partir sur la conception d’un compteur avec une aiguille surtout pour le côté esthétique et lisible e l’affichage. Celui-ci est réalisé dans un canva qui est constitué des différents arcs de cercle. Le rouge correspond à la note précédente, le vert à l’intervalle de fréquence de la note , et le jaune à l’intervalle de la note<text:s/>suivante. Nous avons aussi une aiguille, pour montrer ou se situe la fréquence détectée, et un segment violet représentant la fréquence de la note parfaitement accordée.</text:p>
      <text:p text:style-name="P44"/>
      <text:p text:style-name="P45">D10:</text:p>
      <text:p text:style-name="P46">Voilà ou on en est aujourd'hui, nous avons presque fini la première partie du projet sur l’accordeur, il nous reste donc à faire la partie génération de partition, mais pour laquelle nous aurons besoin de ce qui a déjà été fait pour la détection des notes.<text:s/></text:p>
      <text:p text:style-name="P47"/>
      <text:p text:style-name="P48">D11:</text:p>
      <text:p text:style-name="P49">Au tout début, quand on réfléchissait à comment faire cette partie nous<text:s/>pensions à simplement placer les notes entendues sur un dessin de partition avec un système de coordonnées, et d'enregistrer le dessin sous forme de pdf. Mais une méthode comme ça aurait probablement été très peu fiable en plus d’être longue à mettre en place.<text:s/></text:p>
      <text:p text:style-name="P50">Après avoir réfléchi on a décidé d’utiliser une autre solution. Nous allons d’abord chercher à créer un fichier MIDI, ce qui devrait être bien plus simple à faire que notre idée d’origine. Et une fois ce fichier MIDI créé nous utiliserons la bibliothèque “music21” pour appeler MuseScore, ou lilyPond, nous n'avons pas encore choisi, qui sont des logiciels de création de partition, pour convertir le fichier MIDI en partition.</text:p>
      <text:p text:style-name="P51"/>
      <text:p text:style-name="P52">D12:</text:p>
      <text:p text:style-name="P53">Pour terminer cette présentation, on va rapidement parler de quelques limitations sur notre projet.<text:s/></text:p>
      <text:p text:style-name="P54"/>
      <text:p text:style-name="P55">D13:</text:p>
      <text:p text:style-name="P56">Nous avons Noté 2 limitations majeures à notre application. Tout d’abord, comme évoqué rapidement <text:s/>au début de la présentation, l’inconvénient de passer par un fichier MIDI avant de créer une partition c’est que nous perdons certaines informations sur les nuances, les petites indications qui indiquent comment doit être joué exactement un morceau, si tel passage doit être joué plus ou moins fort, etc. La seconde limitation majeure est qu’à cause de notre manière de trouver<text:s/>la note jouée, cela interdit la polyphonie, c’est à dire plusieurs sons joués en même temps, ce qui veut dire que l’application ne fonctionnera pas avec les instruments polyphoniques comme le piano par exemple, mais cela devrait fonctionner avec les instruments comme la clarinette par exemple.</text:p>
      <text:p text:style-name="P57"/>
      <text:p text:style-name="P58">La fin :</text:p>
      <text:p text:style-name="P59"/>
      <text:p text:style-name="P60">Nous sommes pour l’instant plutôt satisfait de ce que nous avons réussi à produire, et nous avons déjà des bonnes idées pour la suite du projet. Au début, il nous semblait impossible d’arriver à une<text:s/>application fonctionnelle, surtout concernant la partition, mais maintenant avec ce qui a déjà été fait et avec les idées que nous avons eu entre temps cela nous semble réaliste, donc nous sommes relativement confiants pour la sui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éo Couedor</dc:creator>
    <meta:creation-date>2022-01-03T21:31:00Z</meta:creation-date>
    <dc:date>2022-01-04T16:15:00Z</dc:date>
    <meta:template xlink:href="Normal.dotm" xlink:type="simple"/>
    <meta:editing-cycles>82</meta:editing-cycles>
    <meta:editing-duration>PT0S</meta:editing-duration>
    <meta:document-statistic meta:page-count="4" meta:paragraph-count="17" meta:word-count="1365" meta:character-count="8858" meta:row-count="62" meta:non-whitespace-character-count="7510"/>
  </office:meta>
</office:document-meta>
</file>